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84add"/>
    </style:style>
    <style:style style:name="P2" style:family="paragraph" style:parent-style-name="Standard">
      <style:text-properties officeooo:rsid="00184add" officeooo:paragraph-rsid="00184add"/>
    </style:style>
    <style:style style:name="P3" style:family="paragraph" style:parent-style-name="Standard">
      <style:text-properties officeooo:rsid="001c2f45" officeooo:paragraph-rsid="001c2f45"/>
    </style:style>
    <style:style style:name="P4" style:family="paragraph" style:parent-style-name="Standard">
      <style:text-properties officeooo:rsid="001d9648" officeooo:paragraph-rsid="001d9648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982ec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54b08" officeooo:paragraph-rsid="00184add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b74c" officeooo:paragraph-rsid="00184add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4add" officeooo:paragraph-rsid="001982ec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paragraph-rsid="001c2f45" style:font-weight-asian="bold"/>
    </style:style>
    <style:style style:name="P11" style:family="paragraph" style:parent-style-name="Standard" style:master-page-name="Standard">
      <style:paragraph-properties style:page-number="auto" fo:padding-left="0in" fo:padding-right="0in" fo:padding-top="0in" fo:padding-bottom="0.0291in" fo:border-left="none" fo:border-right="none" fo:border-top="none" fo:border-bottom="0.06pt solid #000000" style:join-border="false"/>
      <style:text-properties officeooo:rsid="001982ec" officeooo:paragraph-rsid="001982ec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4add" officeooo:paragraph-rsid="00184add"/>
    </style:style>
    <style:style style:name="P13" style:family="paragraph" style:parent-style-name="Standard">
      <style:text-properties officeooo:paragraph-rsid="001c2f45"/>
    </style:style>
    <style:style style:name="P14" style:family="paragraph" style:parent-style-name="Standard">
      <style:text-properties officeooo:rsid="001d9648" officeooo:paragraph-rsid="001d9648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4d857"/>
    </style:style>
    <style:style style:name="T4" style:family="text">
      <style:text-properties officeooo:rsid="001c2f45"/>
    </style:style>
    <style:style style:name="T5" style:family="text">
      <style:text-properties officeooo:rsid="001d9648"/>
    </style:style>
    <style:style style:name="T6" style:family="text">
      <style:text-properties officeooo:rsid="001ef9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>[<text:span text:style-name="T3">Blaine Mason</text:span>] <text:s text:c="4"/></text:p>
      <text:p text:style-name="P5">COSC <text:span text:style-name="T3">320</text:span> --- [<text:span text:style-name="T3">001</text:span>]<text:tab/><text:tab/>[<text:span text:style-name="T3">Lab05</text:span>]<text:tab/><text:tab/>[<text:span text:style-name="T6">3 March 2020 </text:span>]</text:p>
      <text:p text:style-name="P5"/>
      <text:p text:style-name="P1"><text:span text:style-name="T1">Lab report</text:span>: <text:s/><text:span text:style-name="T6">While writing this lab, I did not run into too many issues expect some method privileges. <text:s/>For instance, findNode was a private method and I made it public so I can use the method within the main. <text:s/>Other than that the rest of it only took ~30 minutes, and the formatting took around ~25 minutes.</text:span></text:p>
      <text:p text:style-name="P2"><text:s/>===============================================================</text:p>
      <text:p text:style-name="P6"><text:span text:style-name="T2">Pre-lab</text:span>: <text:s/><text:span text:style-name="T5">I reviewed the slide that we were given in class and made sure I understood the implementations of the tree and int. <text:s/>Then I completed the int.h header, adding trivial operations to meet the standards of the comments.</text:span></text:p>
      <text:p text:style-name="P9"><text:line-break/></text:p>
      <text:p text:style-name="P10">Lab <text:span text:style-name="T4">5: Lab_05.cpp</text:span></text:p>
      <text:p text:style-name="P13"/>
      <text:p text:style-name="P10">Lab <text:span text:style-name="T4">5: int.h</text:span></text:p>
      <text:p text:style-name="P13"/>
      <text:p text:style-name="P8">Output:</text:p>
      <text:p text:style-name="P7">Lab_0<text:span text:style-name="T4">5</text:span>.cpp:</text:p>
      <text:p text:style-name="P4"/>
      <text:p text:style-name="P12">……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3-30T13:58:22.667324807</dc:date>
    <meta:editing-cycles>14</meta:editing-cycles>
    <meta:editing-duration>PT52M34S</meta:editing-duration>
    <meta:print-date>2020-02-11T09:22:54.020239066</meta:print-date>
    <meta:generator>LibreOffice/6.0.7.3$Linux_X86_64 LibreOffice_project/00m0$Build-3</meta:generator>
    <meta:document-statistic meta:table-count="0" meta:image-count="0" meta:object-count="0" meta:page-count="1" meta:paragraph-count="11" meta:word-count="117" meta:character-count="713" meta:non-whitespace-character-count="592"/>
  </office:meta>
</office:document-meta>
</file>